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3c69" officeooo:paragraph-rsid="00183c69"/>
    </style:style>
    <style:style style:name="P2" style:family="paragraph" style:parent-style-name="Standard" style:list-style-name="L1">
      <style:text-properties officeooo:rsid="00183c69" officeooo:paragraph-rsid="00183c69"/>
    </style:style>
    <style:style style:name="P3" style:family="paragraph" style:parent-style-name="Standard" style:list-style-name="L1">
      <style:text-properties officeooo:rsid="001a8658" officeooo:paragraph-rsid="001a8658"/>
    </style:style>
    <style:style style:name="T1" style:family="text">
      <style:text-properties officeooo:rsid="001710b3"/>
    </style:style>
    <style:style style:name="T2" style:family="text">
      <style:text-properties officeooo:rsid="001a25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 would like to create a new app. The app will automate all aspects of job applications. It should be able interact very closely with the browser <text:span text:style-name="T1">including but not limit web forms, inputs, pagination, and web flows</text:span>. It should be able to create profiles for <text:span text:style-name="T1">a job applicant to apply for jobs in different areas or topics of their industry. I will be the only user for now and need to customize to my precise needs. The user interface should intuitive and easy for a human to use and interact with. The app should be able to handle all common inputs to job applications and be able to add new types of inputs and answers when coming across new and unautomated types of web forms. The app should be able to group and identify web forms by the type of response needed. For example, a web form may say “Name”, “First Name”, “Last Name”, “Surname”, “Legal Name”, etc., so the app should be able to handle these obstacles and provide the correct supporting answer. External frameworks can be used where it will provide code simplicity, robustness, or ease of use.</text:span></text:p>
      <text:p text:style-name="Standard"/>
      <text:p text:style-name="P1">The app should be able to solve the following problems:</text:p>
      <text:list xml:id="list1651208803" text:style-name="L1">
        <text:list-item>
          <text:p text:style-name="P2">Job applications repeatedly ask for the same data in slightly different forms or customized web pages that require the applicant to repeatedly enter the same types of data.</text:p>
        </text:list-item>
        <text:list-item>
          <text:p text:style-name="P2">Small differences in job applicant make the process more difficult to automate through browser extensions or other tools.</text:p>
        </text:list-item>
        <text:list-item>
          <text:p text:style-name="P2">Program should be able to learn new input field responses and categories in order to re-use. For example, if the app comes across a field it has not used before, it should be able to learn the response from the user and re-use the correct responses when finding the same or similar input elsewhere in another application.</text:p>
        </text:list-item>
        <text:list-item>
          <text:p text:style-name="P2">Many applications include customized or paginated flow with inputs across different steps or pages.</text:p>
        </text:list-item>
        <text:list-item>
          <text:p text:style-name="P2">User should be able to fill out applications without time-consuming, and tedious manual operations.</text:p>
        </text:list-item>
        <text:list-item>
          <text:p text:style-name="P2">User should be able to guide the automation when necessary or when the app comes across new fields that require human input.</text:p>
        </text:list-item>
        <text:list-item>
          <text:p text:style-name="P2">App should include actions needed for form input automation that are not included in this document.</text:p>
        </text:list-item>
        <text:list-item>
          <text:p text:style-name="P3">User should be able to create resume templates for each profile that can integrate in with Google Drive Documents and export to PDF.</text:p>
        </text:list-item>
        <text:list-item>
          <text:p text:style-name="P3">App should use headless browser automation with Puppeteer that controls a browser programmatically.</text:p>
        </text:list-item>
        <text:list-item>
          <text:p text:style-name="P3">Field matching and classification should be a machine learning based model trained on field patterns.</text:p>
        </text:list-item>
      </text:list>
      <text:p text:style-name="P1"/>
      <text:p text:style-name="P1">The application should be a web application with browser-based UI that runs in the browser, but doesn not have to be limited to this. If choosing technologies needed for web UI, the application should be running in React with TypeScript and automated with Vite build tools. <text:span text:style-name="T2">The application data should be stored locally with import and export capability.</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6-01-26T15:22:43.306000000</meta:creation-date>
    <dc:date>2026-01-26T16:15:14.106000000</dc:date>
    <meta:editing-duration>PT32S</meta:editing-duration>
    <meta:editing-cycles>1</meta:editing-cycles>
    <meta:document-statistic meta:table-count="0" meta:image-count="0" meta:object-count="0" meta:page-count="1" meta:paragraph-count="13" meta:word-count="489" meta:character-count="2842" meta:non-whitespace-character-count="2376"/>
    <meta:generator>LibreOffice/6.3.0.4$Windows_X86_64 LibreOffice_project/057fc023c990d676a43019934386b85b21a9ee99</meta:generator>
  </office:meta>
</office:document-meta>
</file>